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Bahnschrift Light"/>
    </style:style>
    <style:style style:name="P2" style:family="paragraph" style:parent-style-name="Standard">
      <style:paragraph-properties fo:text-align="center" style:justify-single-word="false"/>
      <style:text-properties style:font-name="Bahnschrift Ligh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cript</text:p>
      <text:p text:style-name="P1"/>
      <text:p text:style-name="P1">//Usain stands in the training yard pondering Aarit's latest riddle.</text:p>
      <text:p text:style-name="P1"/>
      <text:p text:style-name="P1">Usain: <text:span text:style-name="T1">sigh</text:span> I don't know about this one. Nothing makes sense. I thought riddles were supposed to have good answer that made all the pieces come together. But this one...</text:p>
      <text:p text:style-name="P1"/>
      <text:p text:style-name="P1">//Hotep stumbles onto the training yard, followed by the indignant cries of scullery maids from within the building.</text:p>
      <text:p text:style-name="P1"/>
      <text:p text:style-name="P1">Hotep: Now, now ladies, that last one was wholly uncalled for. You shouldn't be throwing the pans about like javelins! Oh, hi Usain!</text:p>
      <text:p text:style-name="P1"/>
      <text:p text:style-name="P1">Usain: What did you do?</text:p>
      <text:p text:style-name="P1"/>
      <text:p text:style-name="P1">Hotep: Me? Nothing. Nothing at all. Just um... just helping the maids a bit with the meal prep. They have so much work to do, you know? I figured they would be glad for an extra pair of hands.</text:p>
      <text:p text:style-name="P1"/>
      <text:p text:style-name="P1">Usain: I take it they didn't.</text:p>
      <text:p text:style-name="P1"/>
      <text:p text:style-name="P1">Hotep: Apparently not. This will be the last time I shall be gracing the poor wenches with my gratuitous aid.</text:p>
      <text:p text:style-name="P1"/>
      <text:p text:style-name="P1">Usain: And the last time you help yourself the master's meal?</text:p>
      <text:p text:style-name="P1"/>
      <text:p text:style-name="P1">Hotep: Hey now, I never said I wouldn't try to hijack them on the way to his room. Anyways, what's new with you? You look like a pig with no mud in his sty.</text:p>
      <text:p text:style-name="P1"/>
      <text:p text:style-name="P1">Usain: Aarit gave me another riddle after training.</text:p>
      <text:p text:style-name="P1"/>
      <text:p text:style-name="P1">Hotep: Another one? What's this the fifth one this week?</text:p>
      <text:p text:style-name="P1"/>
      <text:p text:style-name="P1">Usain: Seventh.</text:p>
      <text:p text:style-name="P1"/>
      <text:p text:style-name="P1">Hotep: Ouch. Well let's hear it, then.</text:p>
      <text:p text:style-name="P1"/>
      <text:p text:style-name="P1">Usain: I supposed to figure it out on my own, Hotep. Last time Aarit found out I asked you and the others he had me washing everyone's cloths with the maids for a week.</text:p>
      <text:p text:style-name="P1"/>
      <text:p text:style-name="P1">Hotep: Well, don't get caught this time.</text:p>
      <text:p text:style-name="P1"/>
      <text:p text:style-name="P1">Usain: Really? Gee, what a brilliant idea! Why didn't I think of that?</text:p>
      <text:p text:style-name="P1"/>
      <text:p text:style-name="P1">Hotep: Because I'm smarter than you.</text:p>
      <text:p text:style-name="P1"/>
      <text:p text:style-name="P1">Usain: ….</text:p>
      <text:p text:style-name="P1"><text:soft-page-break/>Hotep: C'mon! Let's hear it! If Aarit finds out you asked me just tell him I wrestled it out of you.</text:p>
      <text:p text:style-name="P1"/>
      <text:p text:style-name="P1">Usain: ...fine. At least I'll company for the washing this time. Here it is: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1"/>
      <text:p text:style-name="P1">Hotep: Usain, I hate to break it to you buddy but, uh, that isn't a riddle.</text:p>
      <text:p text:style-name="P1"/>
      <text:p text:style-name="P1">Usain: What?</text:p>
      <text:p text:style-name="P1"/>
      <text:p text:style-name="P1">Hotep: Riddles have to rhyme. That doesn't rhyme, so it isn't a riddle.</text:p>
      <text:p text:style-name="P1"/>
      <text:p text:style-name="P1">Usain: I think you're missing the bigger point here.</text:p>
      <text:p text:style-name="P1"/>
      <text:p text:style-name="P1">Hotep: Maybe, but at least I know what a riddle is.</text:p>
      <text:p text:style-name="P1"/>
      <text:p text:style-name="P1">Usain: That's not...whatever. Anyways, which would you choose?</text:p>
      <text:p text:style-name="P1"/>
      <text:p text:style-name="P1">Hotep: On where to send the brigands? Probably to the farm. Only the farmer dies then. Maybe he gets lucky and takes out a bandit or two before he dies. Which would you choose?</text:p>
      <text:p text:style-name="P1"/>
      <text:p text:style-name="P2">******************************************************</text:p>
      <text:p text:style-name="P2">Case 1.1 – First Path</text:p>
      <text:p text:style-name="P1"/>
      <text:p text:style-name="P1">Usain: I would send them to the town.</text:p>
      <text:p text:style-name="P1"/>
      <text:p text:style-name="P1">Hotep: What? Why?</text:p>
      <text:p text:style-name="P1"/>
      <text:p text:style-name="P1">Usain: It's a town, not a village or a hamlet. A town should be large enough to defend itself from raids. More people will probably die, but the bandits should take enough casualties to dissolve the group, either through deaths or loss of morale. </text:p>
      <text:p text:style-name="P1"/>
      <text:p text:style-name="P1">Hotep: True, but more people will die.</text:p>
      <text:p text:style-name="P1"/>
      <text:p text:style-name="P1">Usain: Bandit lives don't count.</text:p>
      <text:p text:style-name="P1"/>
      <text:p text:style-name="P1">Hotep: Even bandits have mothers Usain. Besides, aren't you Dahn supposed to be all about personal sacrifice for the betterment of the whole? How is sacrificing a whole town better than one poor, old farmer?</text:p>
      <text:p text:style-name="P1"/>
      <text:p text:style-name="P1">Usain: The bandits will hit a town sooner or later, but how many smaller, defenseless settlements will they sack before they hit something big enough to stop them? And how many more lowlifes will come join a successful horde of brigands? It's better for the whole if the town takes the hit now and the group breaks apart than leaving it for later. Think all the <text:soft-page-break/>mothers who will be spared weeping over dead children if the mothers in that town sacrifice theirs.</text:p>
      <text:p text:style-name="P1"/>
      <text:p text:style-name="P1">Hotep: Tell that to the mothers. I swear, the Dahn are too cold a people to come from a desert.</text:p>
      <text:p text:style-name="P1"/>
      <text:p text:style-name="P1">Usain: Hey, your half-Dahn. Even your name is Dahn.</text:p>
      <text:p text:style-name="P1"/>
      <text:p text:style-name="P1">Hotep: I was raised Duran, and I like their ways better. The Dahn are too severe, humorlessness and harsh for me. I just don't like them.</text:p>
      <text:p text:style-name="P1"/>
      <text:p text:style-name="P1">Usain: But we get a along.</text:p>
      <text:p text:style-name="P1"/>
      <text:p text:style-name="P1">Hotep: Yeah, because you don't act like a Dahn. There's still plenty of compassion in your actions. By the Void's breath, you still smile. That's the last thing I would expect from one of the sand people. I thought for sure you'd be on my side of this question.</text:p>
      <text:p text:style-name="P1"/>
      <text:p text:style-name="P1">Usain: Yes, well, but...</text:p>
      <text:p text:style-name="P1"/>
      <text:p text:style-name="P1">Hotep: But what?</text:p>
      <text:p text:style-name="P1"/>
      <text:p text:style-name="P1">Usain: ...I don't know. It's a terrible choice either way right? You're condemning someone to die who doesn't deserve it. The only question in how many and even that doesn't seem clear.</text:p>
      <text:p text:style-name="P1"/>
      <text:p text:style-name="P1">Hotep: Yeah, this one is tricky.</text:p>
      <text:p text:style-name="P1"/>
      <text:p text:style-name="P1">//Enter Tehara</text:p>
      <text:p text:style-name="P1"/>
      <text:p text:style-name="P2">******************************************************</text:p>
      <text:p text:style-name="P2">Case 1.2 – Second Path</text:p>
      <text:p text:style-name="P2"/>
      <text:p text:style-name="P1">Usain: I agree, send the bandits to the farmers house. Only one person dies in that scenario.</text:p>
      <text:p text:style-name="P1"/>
      <text:p text:style-name="P1">Hotep: …</text:p>
      <text:p text:style-name="P1"/>
      <text:p text:style-name="P1">Usain: What?</text:p>
      <text:p text:style-name="P1"/>
      <text:p text:style-name="P1">Hotep: I still feel bad about it.</text:p>
      <text:p text:style-name="P1"/>
      <text:p text:style-name="P1">Usain: Why? We sacrifice the farmer for the town and avert the larger crisis. </text:p>
      <text:p text:style-name="P1"/>
      <text:p text:style-name="P1">Hotep: We're still condemning a man to death though.</text:p>
      <text:p text:style-name="P1"/>
      <text:p text:style-name="P1">Usain: People die, if society is better off for it, it's a good thing.</text:p>
      <text:p text:style-name="P1"/>
      <text:p text:style-name="P1">Hotep: Do you really believe that? I know the Dahn are about what's good for the group as a whole, but personally, wouldn't it bother you? </text:p>
      <text:p text:style-name="P1"><text:soft-page-break/></text:p>
      <text:p text:style-name="P1">Usain: “What's good for the people is good for the person.”</text:p>
      <text:p text:style-name="P1"/>
      <text:p text:style-name="P1">Hotep: You're just quoting Dahninc proverbs.</text:p>
      <text:p text:style-name="P1"/>
      <text:p text:style-name="P1">Usain: That's what I would be telling myself as I direct the bandits tot he farm.</text:p>
      <text:p text:style-name="P1"/>
      <text:p text:style-name="P1">Hotep: Really?</text:p>
      <text:p text:style-name="P1"/>
      <text:p text:style-name="P1">Usain: Yes. I mean, I would feel bad that someone is dying because of my choice, but what am I supposed to do? You said you would make this choice too.</text:p>
      <text:p text:style-name="P1"/>
      <text:p text:style-name="P1">Hotep: I know, I know. I just don't like it either way. I don't like the idea of arbitrarily condemning a man I don't know to death. Every reason I tell myself just makes the decision sound so cold. Hearing you say it out loud just made it worse. The Dahn just make life sound so trivial.</text:p>
      <text:p text:style-name="P1"/>
      <text:p text:style-name="P1">Usain: You're half Dahn, Hotep. How can you spurn your own heritage?</text:p>
      <text:p text:style-name="P1"/>
      <text:p text:style-name="P1">Hotep: By blood maybe, but I was raise Duran. I like that all life matters to Durans.</text:p>
      <text:p text:style-name="P1"/>
      <text:p text:style-name="P1">Usain: Life matters to the Dahn too.</text:p>
      <text:p text:style-name="P1"/>
      <text:p text:style-name="P1">Hotep: Most life matters, not all life. There's a difference.</text:p>
      <text:p text:style-name="P1"/>
      <text:p text:style-name="P1">Usain: I know that, but...</text:p>
      <text:p text:style-name="P1"/>
      <text:p text:style-name="P1">Hotep: But what?</text:p>
      <text:p text:style-name="P1"/>
      <text:p text:style-name="P1">Usain: If you look at it like that, that all lives matter, you're going to agonize over every decision like this. We're soldiers. How are we supposed to do our job if we worry about every life we take?</text:p>
      <text:p text:style-name="P1"/>
      <text:p text:style-name="P1">Hotep: I...I don't know. This one is tricky.</text:p>
      <text:p text:style-name="P1"/>
      <text:p text:style-name="P1">//Enter Tahara</text:p>
      <text:p text:style-name="P1"/>
      <text:p text:style-name="P2">******************************************************</text:p>
      <text:p text:style-name="P2">Case 2.0</text:p>
      <text:p text:style-name="P2"/>
      <text:p text:style-name="P1">Tehara: Hey guys! What's going on? You both look like you just sucked venom out of a snake.</text:p>
      <text:p text:style-name="P1"/>
      <text:p text:style-name="P1">Usain: Oh, hi Hari. Have the archers stopped drilling? I thought you would be out there with them a while longer.</text:p>
      <text:p text:style-name="P1"/>
      <text:p text:style-name="P1">Tehara: Most of them are still at it, I just left. I prefer the blade. Kills feel more personal, y'know?</text:p>
      <text:p text:style-name="P1"><text:soft-page-break/></text:p>
      <text:p text:style-name="P1">Hotep: Gee Hari, no wonder I always feel safer with you around.</text:p>
      <text:p text:style-name="P1"/>
      <text:p text:style-name="P1">Tehara: You should, I've seen you train.</text:p>
      <text:p text:style-name="P1"/>
      <text:p text:style-name="P1">Hotep: Damn fire elves. I swear, if Aarit wasn't vouching for you, I kick you out of the keep so fast you would think you were flying.</text:p>
      <text:p text:style-name="P1"/>
      <text:p text:style-name="P1">Tehara: Try me, punk.</text:p>
      <text:p text:style-name="P1"/>
      <text:p text:style-name="P1">Usain: Guys! Guys! What's Aarit gonna say if he hears we were fighting again? </text:p>
      <text:p text:style-name="P1"/>
      <text:p text:style-name="P1">Hotep: He's not my teacher.</text:p>
      <text:p text:style-name="P1"/>
      <text:p text:style-name="P1">Usain: Maybe not, but he still let's you attend my practice sessions. Do you really want to lose that?</text:p>
      <text:p text:style-name="P1"/>
      <text:p text:style-name="P1">Hotep: No...</text:p>
      <text:p text:style-name="P1"/>
      <text:p text:style-name="P1">Tehara: Ha! That's right! Now shut your dumb mouth and be quiet, Hotep!</text:p>
      <text:p text:style-name="P1"/>
      <text:p text:style-name="P1">Usain: Hari, the only reason anyone puts up with your antics is because Aarit likes you. Gods know why he's willing to put up with a fire elf, but he does when no one else will. So maybe try not to pick fights with his students, AND your only friends.</text:p>
      <text:p text:style-name="P1"/>
      <text:p text:style-name="P1">Tehara: Pfft, fine, fine. Just admit I'm better that you and we can drop it.</text:p>
      <text:p text:style-name="P1"/>
      <text:p text:style-name="P1">Usain: Tehara...</text:p>
      <text:p text:style-name="P1"/>
      <text:p text:style-name="P1">Tehara: Okay, okay,. Geez. Anyways, what's going on?</text:p>
      <text:p text:style-name="P1"/>
      <text:p text:style-name="P1">Hotep: Aarit just gave Usain another brain teaser.</text:p>
      <text:p text:style-name="P1"/>
      <text:p text:style-name="P1">Tehara: Oh. Bye.</text:p>
      <text:p text:style-name="P1"/>
      <text:p text:style-name="P1">Usain: Wait! Hari! C'mon!</text:p>
      <text:p text:style-name="P1"/>
      <text:p text:style-name="P1">Tehara: No! The last time we tried to figure out one of these it took all hours! My head hurt for the next two days!</text:p>
      <text:p text:style-name="P1"/>
      <text:p text:style-name="P1">Hotep: Heh, and you call me stupid.</text:p>
      <text:p text:style-name="P1"/>
      <text:p text:style-name="P1">Usain: Knock it off, Hotep. We aren't getting close to an answer.</text:p>
      <text:p text:style-name="P1"/>
      <text:p text:style-name="P1">Tehara: Oh, gods...</text:p>
      <text:p text:style-name="P1"/>
      <text:p text:style-name="P1">Usain: Maybe she can help. Hari, please?</text:p>
      <text:p text:style-name="P1"><text:soft-page-break/></text:p>
      <text:p text:style-name="P1">Tehara: \sigh\ What is it?</text:p>
      <text:p text:style-name="P1"/>
      <text:p text:style-name="P1">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1"/>
      <text:p text:style-name="P1">Tehara: …</text:p>
      <text:p text:style-name="P1"/>
      <text:p text:style-name="P1">Usain: Well?</text:p>
      <text:p text:style-name="P1"/>
      <text:p text:style-name="P1">Tehara: That's not a riddle. It doesn't even rhyme.</text:p>
      <text:p text:style-name="P1"/>
      <text:p text:style-name="P1">Hotep: That's what I said!</text:p>
      <text:p text:style-name="P1"/>
      <text:p text:style-name="P1">Usain: Wha..? But...Oh whatever. What's your choice?</text:p>
      <text:p text:style-name="P1"/>
      <text:p text:style-name="P1">Tehara: Who's in the house?</text:p>
      <text:p text:style-name="P1"/>
      <text:p text:style-name="P1">Usain: You don't know.</text:p>
      <text:p text:style-name="P1"/>
      <text:p text:style-name="P1">Tehara: Who's in the town?</text:p>
      <text:p text:style-name="P1"/>
      <text:p text:style-name="P1">Usain: You don't know that either.</text:p>
      <text:p text:style-name="P1"/>
      <text:p text:style-name="P1">Tehara: Then why do I care?</text:p>
      <text:p text:style-name="P1"/>
      <text:p text:style-name="P1">Usain: Because you don't want anyone to die?</text:p>
      <text:p text:style-name="P1"/>
      <text:p text:style-name="P1">Tehara: Why? I'm more concerned about the fact I just got robbed.</text:p>
      <text:p text:style-name="P1"/>
      <text:p text:style-name="P1">Usain: Tehara, you have to choose one.</text:p>
      <text:p text:style-name="P1"/>
      <text:p text:style-name="P1">Tehara: Pfft, no I don't.</text:p>
      <text:p text:style-name="P1"/>
      <text:p text:style-name="P1">Hotep: What they kill you if you don't pick?</text:p>
      <text:p text:style-name="P1"/>
      <text:p text:style-name="P1">Tehara: I just pick a random direction. Either or. Doesn't matter...What?</text:p>
      <text:p text:style-name="P1"/>
      <text:p text:style-name="P1">Usain: You don't care? At all?</text:p>
      <text:p text:style-name="P1"/>
      <text:p text:style-name="P1">Tehara: Nope.</text:p>
      <text:p text:style-name="P1"/>
      <text:p text:style-name="P1">Usain: But why?</text:p>
      <text:p text:style-name="P1"/>
      <text:p text:style-name="P1"><text:soft-page-break/>Tehara: Why should I? If I don't know who's getting killed why should it matter?</text:p>
      <text:p text:style-name="P1"/>
      <text:p text:style-name="P1">Hotep: But you're the one getting them killed!</text:p>
      <text:p text:style-name="P1"/>
      <text:p text:style-name="P1">Tehara: No I'm not. The bandits are the ones killing. I just point them in a direction. To save my own life, I might add.</text:p>
      <text:p text:style-name="P1"/>
      <text:p text:style-name="P1">Hotep: That's horrible Hari.</text:p>
      <text:p text:style-name="P1"/>
      <text:p text:style-name="P1">Tehara: People die every day. I don't see you crying over them.</text:p>
      <text:p text:style-name="P1"/>
      <text:p text:style-name="P1">Hotep: That's different. I'm not involved if some Tribesman from the planes dies from getting kicked in the head.</text:p>
      <text:p text:style-name="P1"/>
      <text:p text:style-name="P1">Tehara: And I'm not involved with whoever the bandits kill. </text:p>
      <text:p text:style-name="P1"/>
      <text:p text:style-name="P1">Usain: That's not the same thing at all.</text:p>
      <text:p text:style-name="P1"/>
      <text:p text:style-name="P1">Tehara: Isn't it? </text:p>
      <text:p text:style-name="P1"/>
      <text:p text:style-name="P1">Hotep: No!</text:p>
      <text:p text:style-name="P1"/>
      <text:p text:style-name="P1">Usain: What would make you care?</text:p>
      <text:p text:style-name="P1"/>
      <text:p text:style-name="P1">Tehara: Well, like I said I would have to know who is in the town and who is at the farm. If the town is full of Durans, and a fire elf lives at the farm, I'll send the bandits to the town. Saving the life of another fire elf matters more to me than a village full of strangers.</text:p>
      <text:p text:style-name="P1"/>
      <text:p text:style-name="P1">Hotep: No way is the life of one fire elf worth more than the life of whole town!</text:p>
      <text:p text:style-name="P1"/>
      <text:p text:style-name="P1">Tehara: To me it is. There aren't a whole lot of elves around anymore, much less fire elves. And no one likes us much anyways. We need to out for our own.</text:p>
      <text:p text:style-name="P1"/>
      <text:p text:style-name="P1">Usain: What if it was a town of Durans and a Dahn farmer?</text:p>
      <text:p text:style-name="P1"/>
      <text:p text:style-name="P1">Tehara: Trickier, but I think I would still send them to the town.</text:p>
      <text:p text:style-name="P1"/>
      <text:p text:style-name="P1">Hotep: You got something against Durans all of a sudden? </text:p>
      <text:p text:style-name="P1"/>
      <text:p text:style-name="P1">Tehara: Fire elves are half Dahn. Sure, most Dahn hate us, but their sorta like family.</text:p>
      <text:p text:style-name="P1"/>
      <text:p text:style-name="P1">Hotep: And that's enough reason to send women and children to their deaths?</text:p>
      <text:p text:style-name="P1"/>
      <text:p text:style-name="P1">Tehara: So long as I don't know them personally, yeah. </text:p>
      <text:p text:style-name="P1"/>
      <text:p text:style-name="P2">******************************************************</text:p>
      <text:p text:style-name="P2">Case 2.1 – First Path</text:p>
      <text:p text:style-name="P2"><text:soft-page-break/>Agree with Tehar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71</meta:creation-date>
    <dc:date>2020-09-10T14:27:22.43</dc:date>
    <dc:creator>Matthew Caravaggio</dc:creator>
    <meta:editing-duration>P1DT14H22M50S</meta:editing-duration>
    <meta:editing-cycles>3</meta:editing-cycles>
    <meta:generator>OpenOffice/4.1.7$Win32 OpenOffice.org_project/417m1$Build-9800</meta:generator>
    <meta:document-statistic meta:table-count="0" meta:image-count="0" meta:object-count="0" meta:page-count="8" meta:paragraph-count="143" meta:word-count="1978" meta:character-count="10668"/>
  </office:meta>
</office:document-meta>
</file>